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onospace" svg:font-family="Monospace"/>
    <style:font-face style:name="Arial" svg:font-family="Arial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Monospace" style:font-name-asian="Monospace" style:font-name-complex="Monospace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style:font-name="Monospace" style:font-name-asian="Monospace" style:font-name-complex="Monospace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Monospace" style:font-name-asian="Monospace" style:font-name-complex="Monospace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ext-properties style:font-name="Arial" style:font-name-asian="Arial" style:font-name-complex="Arial" fo:font-size="17pt" style:font-size-asian="17pt" style:font-size-complex="17pt" style:font-family-generic="swiss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CCCCC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CCCCC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CCCCCC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CCCCC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  <style:text-properties style:font-name="Monospace" style:font-name-asian="Monospace" style:font-name-complex="Monospace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wrap-option="wrap"/>
      <style:text-properties style:font-name="Monospace" style:font-name-asian="Monospace" style:font-name-complex="Monospace"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CCCCCC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F" style:font-name-asian="F" style:font-name-complex="F"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B47804"/>
      <style:text-properties style:font-name="Monospace" style:font-name-asian="Monospace" style:font-name-complex="Monospace"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72BF44"/>
      <style:text-properties style:font-name="Monospace" style:font-name-asian="Monospace" style:font-name-complex="Monospace"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71C043"/>
      <style:text-properties style:font-name="Monospace" style:font-name-asian="Monospace" style:font-name-complex="Monospace"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FF0000"/>
      <style:text-properties style:font-name="Monospace" style:font-name-asian="Monospace" style:font-name-complex="Monospace"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Monospace" style:font-name-asian="Monospace" style:font-name-complex="Monospace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92D050"/>
      <style:text-properties style:font-name="Monospace" style:font-name-asian="Monospace" style:font-name-complex="Monospace"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automatic" fo:wrap-option="wrap" fo:background-color="transparent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Monospace" style:font-name-asian="Monospace" style:font-name-complex="Monospace"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CCCCCC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style:vertical-align="middle" fo:background-color="#B47804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/>
    </style:style>
    <style:style style:name="ce3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9.445625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7.46125cm"/>
    </style:style>
    <style:style style:name="co7" style:family="table-column">
      <style:table-column-properties fo:break-before="auto" style:column-width="10.0541666666667cm"/>
    </style:style>
    <style:style style:name="co8" style:family="table-column">
      <style:table-column-properties fo:break-before="auto" style:column-width="6.746875cm"/>
    </style:style>
    <style:style style:name="co9" style:family="table-column">
      <style:table-column-properties fo:break-before="auto" style:column-width="1.64041666666667cm" style:use-optimal-column-width="true"/>
    </style:style>
    <style:style style:name="co10" style:family="table-column">
      <style:table-column-properties fo:break-before="auto" style:column-width="4.206875cm" style:use-optimal-column-width="true"/>
    </style:style>
    <style:style style:name="co11" style:family="table-column">
      <style:table-column-properties fo:break-before="auto" style:column-width="5.97958333333333cm" style:use-optimal-column-width="true"/>
    </style:style>
    <style:style style:name="co12" style:family="table-column">
      <style:table-column-properties fo:break-before="auto" style:column-width="6.270625cm"/>
    </style:style>
    <style:style style:name="co13" style:family="table-column">
      <style:table-column-properties fo:break-before="auto" style:column-width="6.50875cm"/>
    </style:style>
    <style:style style:name="co14" style:family="table-column">
      <style:table-column-properties fo:break-before="auto" style:column-width="0.873125cm"/>
    </style:style>
    <style:style style:name="co15" style:family="table-column">
      <style:table-column-properties fo:break-before="auto" style:column-width="5.715cm"/>
    </style:style>
    <style:style style:name="co16" style:family="table-column">
      <style:table-column-properties fo:break-before="auto" style:column-width="5.34458333333333cm"/>
    </style:style>
    <style:style style:name="co17" style:family="table-column">
      <style:table-column-properties fo:break-before="auto" style:column-width="13.0439583333333cm"/>
    </style:style>
    <style:style style:name="co18" style:family="table-column">
      <style:table-column-properties fo:break-before="auto" style:column-width="4.10104166666667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2.98979166666667cm"/>
    </style:style>
    <style:style style:name="co21" style:family="table-column">
      <style:table-column-properties fo:break-before="auto" style:column-width="3.571875cm" style:use-optimal-column-width="true"/>
    </style:style>
    <style:style style:name="co22" style:family="table-column">
      <style:table-column-properties fo:break-before="auto" style:column-width="4.02166666666667cm" style:use-optimal-column-width="true"/>
    </style:style>
    <style:style style:name="co23" style:family="table-column">
      <style:table-column-properties fo:break-before="auto" style:column-width="2.143125cm" style:use-optimal-column-width="true"/>
    </style:style>
    <style:style style:name="co24" style:family="table-column">
      <style:table-column-properties fo:break-before="auto" style:column-width="1.45520833333333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ro4" style:family="table-row">
      <style:table-row-properties style:row-height="34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17pt" style:use-optimal-row-height="true" fo:break-before="auto"/>
    </style:style>
    <style:style style:name="ro7" style:family="table-row">
      <style:table-row-properties style:row-height="17pt" style:use-optimal-row-height="false" fo:break-before="auto"/>
    </style:style>
    <style:style style:name="ro8" style:family="table-row">
      <style:table-row-properties style:row-height="16pt" style:use-optimal-row-height="true" fo:break-before="auto"/>
    </style:style>
    <style:style style:name="ro9" style:family="table-row">
      <style:table-row-properties style:row-height="2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nctionnalite_XX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19" table:number-columns-repeated="3" table:default-cell-style-name="ce14"/>
        <table:table-column table:style-name="co22" table:default-cell-style-name="ce14"/>
        <table:table-column table:style-name="co19" table:number-columns-repeated="7" table:default-cell-style-name="ce14"/>
        <table:table-column table:style-name="co22" table:default-cell-style-name="ce14"/>
        <table:table-column table:style-name="co23" table:default-cell-style-name="ce14"/>
        <table:table-column table:style-name="co19" table:number-columns-repeated="990" table:default-cell-style-name="ce14"/>
        <table:table-column table:style-name="co24" table:number-columns-repeated="15360" table:default-cell-style-name="ce1"/>
        <table:table-row table:style-name="ro1">
          <table:table-cell office:value-type="string" table:number-columns-spanned="6" table:number-rows-spanned="1" table:style-name="ce26">
            <text:p>Test Fonctionnels – Ajouter Couple ( ajouter: (Object, Object) → void)</text:p>
          </table:table-cell>
          <table:covered-table-cell table:number-columns-repeated="5"/>
          <table:table-cell table:style-name="ce3"/>
          <table:table-cell table:number-columns-repeated="4" table:style-name="ce4"/>
          <table:table-cell table:style-name="ce5"/>
          <table:table-cell table:number-columns-repeated="2" table:style-name="ce4"/>
          <table:table-cell table:style-name="ce5"/>
          <table:table-cell table:number-columns-repeated="16369" table:style-name="ce4"/>
        </table:table-row>
        <table:table-row table:style-name="ro1">
          <table:table-cell table:number-columns-repeated="6" table:style-name="ce2"/>
          <table:table-cell table:style-name="ce3"/>
          <table:table-cell table:number-columns-repeated="4" table:style-name="ce4"/>
          <table:table-cell table:style-name="ce5"/>
          <table:table-cell table:number-columns-repeated="2" table:style-name="ce4"/>
          <table:table-cell table:style-name="ce5"/>
          <table:table-cell table:number-columns-repeated="16369" table:style-name="ce4"/>
        </table:table-row>
        <table:table-row table:style-name="ro2">
          <table:table-cell table:style-name="ce6"/>
          <table:table-cell table:style-name="ce7"/>
          <table:table-cell table:number-columns-repeated="5" table:style-name="ce3"/>
          <table:table-cell table:number-columns-repeated="4" table:style-name="ce4"/>
          <table:table-cell table:style-name="ce5"/>
          <table:table-cell table:number-columns-repeated="2" table:style-name="ce4"/>
          <table:table-cell table:style-name="ce5"/>
          <table:table-cell table:number-columns-repeated="4" table:style-name="ce4"/>
          <table:table-cell office:value-type="string" table:number-columns-spanned="7" table:number-rows-spanned="1" table:style-name="ce27">
            <text:p>testEtat7.jar</text:p>
          </table:table-cell>
          <table:covered-table-cell table:number-columns-repeated="6"/>
          <table:table-cell table:style-name="ce4"/>
          <table:table-cell office:value-type="string" table:number-columns-spanned="7" table:number-rows-spanned="1" table:style-name="ce27">
            <text:p>testEtat4.jar</text:p>
          </table:table-cell>
          <table:covered-table-cell table:number-columns-repeated="6"/>
          <table:table-cell table:number-columns-repeated="16350" table:style-name="ce4"/>
        </table:table-row>
        <table:table-row table:style-name="ro3">
          <table:table-cell office:value-type="string" table:style-name="ce8">
            <text:p>Analyse des valeurs d’entrée</text:p>
          </table:table-cell>
          <table:table-cell table:number-columns-repeated="3" table:style-name="ce9"/>
          <table:table-cell office:value-type="string" table:style-name="ce9">
            <text:p>all-combinations</text:p>
          </table:table-cell>
          <table:table-cell table:number-columns-repeated="2" table:style-name="ce9"/>
          <table:table-cell table:number-columns-repeated="2" table:style-name="ce10"/>
          <table:table-cell office:value-type="string" table:number-columns-spanned="4" table:number-rows-spanned="1" table:style-name="ce28">
            <text:p>all-singles</text:p>
          </table:table-cell>
          <table:covered-table-cell table:number-columns-repeated="3"/>
          <table:table-cell table:style-name="ce10"/>
          <table:table-cell office:value-type="string" table:number-columns-spanned="4" table:number-rows-spanned="1" table:style-name="ce28">
            <text:p>all-pairs</text:p>
          </table:table-cell>
          <table:covered-table-cell table:number-columns-repeated="3"/>
          <table:table-cell table:style-name="ce4"/>
          <table:table-cell office:value-type="string" table:style-name="ce11">
            <text:p>Automatisation (code)</text:p>
          </table:table-cell>
          <table:table-cell table:number-columns-repeated="6" table:style-name="ce11"/>
          <table:table-cell table:style-name="ce4"/>
          <table:table-cell office:value-type="string" table:style-name="ce11">
            <text:p>Automatisation (code)</text:p>
          </table:table-cell>
          <table:table-cell table:number-columns-repeated="6" table:style-name="ce11"/>
          <table:table-cell table:number-columns-repeated="16350" table:style-name="ce4"/>
        </table:table-row>
        <table:table-row table:style-name="ro4">
          <table:table-cell office:value-type="string" table:style-name="ce12">
            <text:p>Paramètre d’entrée</text:p>
          </table:table-cell>
          <table:table-cell office:value-type="string" table:style-name="ce12">
            <text:p>Code_Partition</text:p>
          </table:table-cell>
          <table:table-cell office:value-type="string" table:style-name="ce12">
            <text:p>Condition de partition</text:p>
          </table:table-cell>
          <table:table-cell table:style-name="ce13"/>
          <table:table-cell office:value-type="string" table:style-name="ce12">
            <text:p>Code test</text:p>
          </table:table-cell>
          <table:table-cell office:value-type="string" table:style-name="ce12">
            <text:p>Combinaison de partitions</text:p>
          </table:table-cell>
          <table:table-cell office:value-type="string" table:style-name="ce12">
            <text:p>Valeurs choisies pour les paramètres</text:p>
          </table:table-cell>
          <table:table-cell office:value-type="string" table:style-name="ce12">
            <text:p>Résultat attendu (oracle)</text:p>
          </table:table-cell>
          <table:table-cell table:style-name="ce14"/>
          <table:table-cell office:value-type="string" table:style-name="ce12">
            <text:p>Code test</text:p>
          </table:table-cell>
          <table:table-cell office:value-type="string" table:style-name="ce12">
            <text:p>Combinaison de partitions</text:p>
          </table:table-cell>
          <table:table-cell office:value-type="string" table:style-name="ce12">
            <text:p>Valeurs choisies pour les paramètres</text:p>
          </table:table-cell>
          <table:table-cell office:value-type="string" table:style-name="ce15">
            <text:p>Résultat attendu (oracle)</text:p>
          </table:table-cell>
          <table:table-cell table:style-name="ce14"/>
          <table:table-cell office:value-type="string" table:style-name="ce12">
            <text:p>Code test</text:p>
          </table:table-cell>
          <table:table-cell office:value-type="string" table:style-name="ce12">
            <text:p>Combinaison de partitions</text:p>
          </table:table-cell>
          <table:table-cell office:value-type="string" table:style-name="ce12">
            <text:p>Valeurs choisies pour les paramètres</text:p>
          </table:table-cell>
          <table:table-cell office:value-type="string" table:style-name="ce15">
            <text:p>Résultat attendu (oracle)</text:p>
          </table:table-cell>
          <table:table-cell table:style-name="ce14"/>
          <table:table-cell office:value-type="string" table:style-name="ce15">
            <text:p>Code test</text:p>
          </table:table-cell>
          <table:table-cell office:value-type="string" table:style-name="ce15">
            <text:p>Résultat obtenu</text:p>
          </table:table-cell>
          <table:table-cell office:value-type="string" table:style-name="ce15">
            <text:p>Test réussit ou échoué</text:p>
          </table:table-cell>
          <table:table-cell office:value-type="string" table:style-name="ce15">
            <text:p>Classe de test (junit)</text:p>
          </table:table-cell>
          <table:table-cell office:value-type="string" table:style-name="ce15">
            <text:p>Opération de test (junit)</text:p>
          </table:table-cell>
          <table:table-cell office:value-type="string" table:style-name="ce15">
            <text:p>Préfixe</text:p>
          </table:table-cell>
          <table:table-cell office:value-type="string" table:style-name="ce15">
            <text:p>Postfixe</text:p>
          </table:table-cell>
          <table:table-cell table:style-name="ce14"/>
          <table:table-cell office:value-type="string" table:style-name="ce15">
            <text:p>Code test</text:p>
          </table:table-cell>
          <table:table-cell office:value-type="string" table:style-name="ce15">
            <text:p>Résultat obtenu</text:p>
          </table:table-cell>
          <table:table-cell office:value-type="string" table:style-name="ce15">
            <text:p>Test réussit ou échoué</text:p>
          </table:table-cell>
          <table:table-cell office:value-type="string" table:style-name="ce15">
            <text:p>Classe de test (junit)</text:p>
          </table:table-cell>
          <table:table-cell office:value-type="string" table:style-name="ce15">
            <text:p>Opération de test (junit)</text:p>
          </table:table-cell>
          <table:table-cell office:value-type="string" table:style-name="ce15">
            <text:p>Préfixe</text:p>
          </table:table-cell>
          <table:table-cell office:value-type="string" table:style-name="ce15">
            <text:p>Postfixe</text:p>
          </table:table-cell>
          <table:table-cell table:number-columns-repeated="990" table:style-name="ce14"/>
          <table:table-cell table:number-columns-repeated="15360"/>
        </table:table-row>
        <table:table-row table:style-name="ro5">
          <table:table-cell office:value-type="string" table:number-columns-spanned="1" table:number-rows-spanned="4" table:style-name="ce29">
            <text:p>Object C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table:style-name="ce3"/>
          <table:table-cell office:value-type="string" table:number-columns-spanned="1" table:number-rows-spanned="5" table:style-name="ce30">
            <text:p>Test1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style-name="ce4"/>
          <table:table-cell office:value-type="string" table:number-columns-spanned="1" table:number-rows-spanned="5" table:style-name="ce30">
            <text:p>Test1</text:p>
          </table:table-cell>
          <table:table-cell office:value-type="string" table:style-name="ce16">
            <text:p>Partition1_1</text:p>
          </table:table-cell>
          <table:table-cell office:value-type="string" table:style-name="ce18">
            <text:p>Object C != null</text:p>
          </table:table-cell>
          <table:table-cell office:value-type="string" table:number-columns-spanned="1" table:number-rows-spanned="5" table:style-name="ce31">
            <text:p>Void + old couple replaced</text:p>
          </table:table-cell>
          <table:table-cell table:style-name="ce4"/>
          <table:table-cell office:value-type="string" table:number-columns-spanned="1" table:number-rows-spanned="5" table:style-name="ce30">
            <text:p>Test1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style-name="ce4"/>
          <table:table-cell office:value-type="string" table:style-name="ce19">
            <text:p>Test1</text:p>
          </table:table-cell>
          <table:table-cell office:value-type="string" table:style-name="ce20">
            <text:p>Exception</text:p>
          </table:table-cell>
          <table:table-cell office:value-type="string" table:style-name="ce20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1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4"/>
          <table:table-cell office:value-type="string" table:style-name="ce19">
            <text:p>Test1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réussit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1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16350" table:style-name="ce4"/>
        </table:table-row>
        <table:table-row table:style-name="ro5">
          <table:covered-table-cell/>
          <table:table-cell office:value-type="string" table:style-name="ce16">
            <text:p>Partition1_2</text:p>
          </table:table-cell>
          <table:table-cell office:value-type="string" table:style-name="ce16">
            <text:p>Object C already in container</text:p>
          </table:table-cell>
          <table:table-cell table:style-name="ce3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style-name="ce4"/>
          <table:covered-table-cell/>
          <table:table-cell office:value-type="string" table:style-name="ce16">
            <text:p>Partition1_2</text:p>
          </table:table-cell>
          <table:table-cell office:value-type="string" table:style-name="ce18">
            <text:p>Object C already in container</text:p>
          </table:table-cell>
          <table:covered-table-cell/>
          <table:table-cell table:style-name="ce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style-name="ce4"/>
          <table:table-cell office:value-type="string" table:style-name="ce19">
            <text:p>Test2</text:p>
          </table:table-cell>
          <table:table-cell office:value-type="string" table:style-name="ce20">
            <text:p>Exception</text:p>
          </table:table-cell>
          <table:table-cell office:value-type="string" table:style-name="ce20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2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4"/>
          <table:table-cell office:value-type="string" table:style-name="ce19">
            <text:p>Test2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réussit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2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16350" table:style-name="ce4"/>
        </table:table-row>
        <table:table-row table:style-name="ro5">
          <table:covered-table-cell/>
          <table:table-cell office:value-type="string" table:style-name="ce16">
            <text:p>Partition1_3</text:p>
          </table:table-cell>
          <table:table-cell office:value-type="string" table:style-name="ce16">
            <text:p>Object C == null</text:p>
          </table:table-cell>
          <table:table-cell table:style-name="ce3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style-name="ce4"/>
          <table:covered-table-cell/>
          <table:table-cell office:value-type="string" table:style-name="ce16">
            <text:p>Partition2_1</text:p>
          </table:table-cell>
          <table:table-cell office:value-type="string" table:style-name="ce18">
            <text:p>Object O != null</text:p>
          </table:table-cell>
          <table:covered-table-cell/>
          <table:table-cell table:style-name="ce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style-name="ce4"/>
          <table:table-cell office:value-type="string" table:style-name="ce19">
            <text:p>Test3</text:p>
          </table:table-cell>
          <table:table-cell office:value-type="string" table:style-name="ce20">
            <text:p>Exception</text:p>
          </table:table-cell>
          <table:table-cell office:value-type="string" table:style-name="ce20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3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4"/>
          <table:table-cell office:value-type="string" table:style-name="ce19">
            <text:p>Test3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réussit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3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16350" table:style-name="ce4"/>
        </table:table-row>
        <table:table-row table:style-name="ro5"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table-cell table:style-name="ce3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style-name="ce4"/>
          <table:covered-table-cell/>
          <table:table-cell office:value-type="string" table:style-name="ce16">
            <text:p>Partition2_2</text:p>
          </table:table-cell>
          <table:table-cell office:value-type="string" table:style-name="ce18">
            <text:p>Object O already in container</text:p>
          </table:table-cell>
          <table:covered-table-cell/>
          <table:table-cell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style-name="ce14"/>
          <table:table-cell office:value-type="string" table:style-name="ce19">
            <text:p>Test4</text:p>
          </table:table-cell>
          <table:table-cell office:value-type="string" table:style-name="ce20">
            <text:p>DebordementConteneur</text:p>
          </table:table-cell>
          <table:table-cell office:value-type="string" table:style-name="ce20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4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4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réussit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4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office:value-type="string" table:number-columns-spanned="1" table:number-rows-spanned="4" table:style-name="ce29">
            <text:p>Object O</text:p>
          </table:table-cell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table-cell table:style-name="ce3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style-name="ce14"/>
          <table:covered-table-cell/>
          <table:table-cell office:value-type="string" table:style-name="ce16">
            <text:p>Partition3_1</text:p>
          </table:table-cell>
          <table:table-cell office:value-type="string" table:style-name="ce18">
            <text:p>Container not full</text:p>
          </table:table-cell>
          <table:covered-table-cell/>
          <table:table-cell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style-name="ce14"/>
          <table:table-cell office:value-type="string" table:style-name="ce19">
            <text:p>Test5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5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5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5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covered-table-cell/>
          <table:table-cell office:value-type="string" table:style-name="ce16">
            <text:p>Partition2_2</text:p>
          </table:table-cell>
          <table:table-cell office:value-type="string" table:style-name="ce16">
            <text:p>Object O already in container</text:p>
          </table:table-cell>
          <table:table-cell table:style-name="ce3"/>
          <table:table-cell office:value-type="string" table:number-columns-spanned="1" table:number-rows-spanned="5" table:style-name="ce30">
            <text:p>Test2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style-name="ce14"/>
          <table:table-cell office:value-type="string" table:number-columns-spanned="1" table:number-rows-spanned="5" table:style-name="ce30">
            <text:p>Test2</text:p>
          </table:table-cell>
          <table:table-cell office:value-type="string" table:style-name="ce16">
            <text:p>Partition1_3</text:p>
          </table:table-cell>
          <table:table-cell office:value-type="string" table:style-name="ce18">
            <text:p>Object C =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style-name="ce14"/>
          <table:table-cell office:value-type="string" table:number-columns-spanned="1" table:number-rows-spanned="5" table:style-name="ce30">
            <text:p>Test2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style-name="ce4"/>
          <table:table-cell office:value-type="string" table:style-name="ce19">
            <text:p>Test6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6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4"/>
          <table:table-cell office:value-type="string" table:style-name="ce19">
            <text:p>Test6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6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16350" table:style-name="ce4"/>
        </table:table-row>
        <table:table-row table:style-name="ro5">
          <table:covered-table-cell/>
          <table:table-cell office:value-type="string" table:style-name="ce16">
            <text:p>Partition2_3</text:p>
          </table:table-cell>
          <table:table-cell office:value-type="string" table:style-name="ce16">
            <text:p>Object O == null</text:p>
          </table:table-cell>
          <table:table-cell table:style-name="ce3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8">
            <text:p>Object C not in container</text:p>
          </table:table-cell>
          <table:covered-table-cell/>
          <table:table-cell table:style-name="ce1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style-name="ce4"/>
          <table:table-cell office:value-type="string" table:style-name="ce19">
            <text:p>Test7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7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4"/>
          <table:table-cell office:value-type="string" table:style-name="ce19">
            <text:p>Test7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7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16350" table:style-name="ce4"/>
        </table:table-row>
        <table:table-row table:style-name="ro5"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table-cell table:style-name="ce3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style-name="ce14"/>
          <table:covered-table-cell/>
          <table:table-cell office:value-type="string" table:style-name="ce16">
            <text:p>Partition2_3</text:p>
          </table:table-cell>
          <table:table-cell office:value-type="string" table:style-name="ce18">
            <text:p>Object O == null</text:p>
          </table:table-cell>
          <table:covered-table-cell/>
          <table:table-cell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not full</text:p>
          </table:table-cell>
          <table:covered-table-cell/>
          <table:table-cell table:style-name="ce14"/>
          <table:table-cell office:value-type="string" table:style-name="ce19">
            <text:p>Test8</text:p>
          </table:table-cell>
          <table:table-cell office:value-type="string" table:style-name="ce24">
            <text:p>void + old couple replaced</text:p>
          </table:table-cell>
          <table:table-cell office:value-type="string" table:style-name="ce24">
            <text:p>échoué</text:p>
          </table:table-cell>
          <table:table-cell office:value-type="string" table:style-name="ce24">
            <text:p>testAjouter</text:p>
          </table:table-cell>
          <table:table-cell office:value-type="string" table:style-name="ce24">
            <text:p>ajouterTest8</text:p>
          </table:table-cell>
          <table:table-cell office:value-type="string" table:style-name="ce24">
            <text:p>container = new Conteneur(2)</text:p>
            <text:p>C = null</text:p>
            <text:p>O = null</text:p>
          </table:table-cell>
          <table:table-cell office:value-type="string" table:style-name="ce24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8</text:p>
          </table:table-cell>
          <table:table-cell office:value-type="string" table:style-name="ce22">
            <text:p>Couple not replace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8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office:value-type="string" table:number-columns-spanned="1" table:number-rows-spanned="2" table:style-name="ce32">
            <text:p>This.object</text:p>
          </table:table-cell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table-cell table:style-name="ce3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8">
            <text:p>Object O not in container</text:p>
          </table:table-cell>
          <table:covered-table-cell/>
          <table:table-cell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style-name="ce14"/>
          <table:table-cell office:value-type="string" table:style-name="ce19">
            <text:p>Test9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9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9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9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covered-table-cell/>
          <table:table-cell office:value-type="string" table:style-name="ce16">
            <text:p>Partition3_2</text:p>
          </table:table-cell>
          <table:table-cell office:value-type="string" table:style-name="ce16">
            <text:p>Container full</text:p>
          </table:table-cell>
          <table:table-cell table:style-name="ce3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18">
            <text:p>Container full</text:p>
          </table:table-cell>
          <table:covered-table-cell/>
          <table:table-cell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style-name="ce14"/>
          <table:table-cell office:value-type="string" table:style-name="ce19">
            <text:p>Test10</text:p>
          </table:table-cell>
          <table:table-cell office:value-type="string" table:style-name="ce20">
            <text:p>Exception</text:p>
          </table:table-cell>
          <table:table-cell office:value-type="string" table:style-name="ce21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10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10</text:p>
          </table:table-cell>
          <table:table-cell office:value-type="string" table:style-name="ce24">
            <text:p>Exception</text:p>
          </table:table-cell>
          <table:table-cell office:value-type="string" table:style-name="ce24">
            <text:p>réussit</text:p>
          </table:table-cell>
          <table:table-cell office:value-type="string" table:style-name="ce24">
            <text:p>testAjouter</text:p>
          </table:table-cell>
          <table:table-cell office:value-type="string" table:style-name="ce24">
            <text:p>ajouterTest10</text:p>
          </table:table-cell>
          <table:table-cell office:value-type="string" table:style-name="ce24">
            <text:p>container = new Conteneur(2)</text:p>
            <text:p>C = null</text:p>
            <text:p>O = null</text:p>
          </table:table-cell>
          <table:table-cell office:value-type="string" table:style-name="ce24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 table:style-name="ce14"/>
          <table:table-cell table:style-name="ce1"/>
          <table:table-cell table:style-name="ce3"/>
          <table:table-cell office:value-type="string" table:number-columns-spanned="1" table:number-rows-spanned="5" table:style-name="ce30">
            <text:p>Test3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2" table:style-name="ce14"/>
          <table:table-cell table:number-columns-repeated="2" table:style-name="ce25"/>
          <table:table-cell table:number-columns-repeated="2" table:style-name="ce14"/>
          <table:table-cell office:value-type="string" table:number-columns-spanned="1" table:number-rows-spanned="5" table:style-name="ce30">
            <text:p>Test3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style-name="ce14"/>
          <table:table-cell office:value-type="string" table:style-name="ce19">
            <text:p>Test11</text:p>
          </table:table-cell>
          <table:table-cell office:value-type="string" table:style-name="ce20">
            <text:p>Exception</text:p>
          </table:table-cell>
          <table:table-cell office:value-type="string" table:style-name="ce21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11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11</text:p>
          </table:table-cell>
          <table:table-cell office:value-type="string" table:style-name="ce24">
            <text:p>Exception</text:p>
          </table:table-cell>
          <table:table-cell office:value-type="string" table:style-name="ce24">
            <text:p>réussit</text:p>
          </table:table-cell>
          <table:table-cell office:value-type="string" table:style-name="ce24">
            <text:p>testAjouter</text:p>
          </table:table-cell>
          <table:table-cell office:value-type="string" table:style-name="ce24">
            <text:p>ajouterTest11</text:p>
          </table:table-cell>
          <table:table-cell office:value-type="string" table:style-name="ce24">
            <text:p>container = new Conteneur(2)</text:p>
            <text:p>C = null</text:p>
            <text:p>O = null</text:p>
          </table:table-cell>
          <table:table-cell office:value-type="string" table:style-name="ce24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"/>
          <table:table-cell table:style-name="ce3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2" table:style-name="ce3"/>
          <table:table-cell table:number-columns-repeated="2" table:style-name="ce25"/>
          <table:table-cell table:number-columns-repeated="2" table:style-name="ce1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style-name="ce14"/>
          <table:table-cell office:value-type="string" table:style-name="ce19">
            <text:p>Test12</text:p>
          </table:table-cell>
          <table:table-cell office:value-type="string" table:style-name="ce20">
            <text:p>DebordementConteneur</text:p>
          </table:table-cell>
          <table:table-cell office:value-type="string" table:style-name="ce21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12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12</text:p>
          </table:table-cell>
          <table:table-cell office:value-type="string" table:style-name="ce24">
            <text:p>DebordementConteneur</text:p>
          </table:table-cell>
          <table:table-cell office:value-type="string" table:style-name="ce24">
            <text:p>réussit</text:p>
          </table:table-cell>
          <table:table-cell office:value-type="string" table:style-name="ce24">
            <text:p>testAjouter</text:p>
          </table:table-cell>
          <table:table-cell office:value-type="string" table:style-name="ce24">
            <text:p>ajouterTest12</text:p>
          </table:table-cell>
          <table:table-cell office:value-type="string" table:style-name="ce24">
            <text:p>container = new Conteneur(2)</text:p>
            <text:p>C = null</text:p>
            <text:p>O = null</text:p>
          </table:table-cell>
          <table:table-cell office:value-type="string" table:style-name="ce24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2" table:style-name="ce14"/>
          <table:table-cell table:style-name="ce25"/>
          <table:table-cell table:number-columns-repeated="3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style-name="ce14"/>
          <table:table-cell office:value-type="string" table:style-name="ce19">
            <text:p>Test13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13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13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13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style-name="ce14"/>
          <table:table-cell office:value-type="string" table:style-name="ce19">
            <text:p>Test14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14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14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14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style-name="ce14"/>
          <table:table-cell office:value-type="string" table:style-name="ce19">
            <text:p>Test15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15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15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15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table-cell office:value-type="string" table:number-columns-spanned="1" table:number-rows-spanned="5" table:style-name="ce30">
            <text:p>Test4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DebordementConteneur</text:p>
          </table:table-cell>
          <table:table-cell table:number-columns-repeated="2" table:style-name="ce14"/>
          <table:table-cell table:number-columns-repeated="2" table:style-name="ce25"/>
          <table:table-cell table:number-columns-repeated="2" table:style-name="ce14"/>
          <table:table-cell office:value-type="string" table:number-columns-spanned="1" table:number-rows-spanned="5" table:style-name="ce30">
            <text:p>Test4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void + old couple replaced</text:p>
          </table:table-cell>
          <table:table-cell table:style-name="ce14"/>
          <table:table-cell office:value-type="string" table:style-name="ce19">
            <text:p>Test16</text:p>
          </table:table-cell>
          <table:table-cell office:value-type="string" table:style-name="ce21">
            <text:p>void</text:p>
          </table:table-cell>
          <table:table-cell office:value-type="string" table:style-name="ce21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16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16</text:p>
          </table:table-cell>
          <table:table-cell office:value-type="string" table:style-name="ce24">
            <text:p>Void</text:p>
          </table:table-cell>
          <table:table-cell office:value-type="string" table:style-name="ce24">
            <text:p>réussit</text:p>
          </table:table-cell>
          <table:table-cell office:value-type="string" table:style-name="ce24">
            <text:p>testAjouter</text:p>
          </table:table-cell>
          <table:table-cell office:value-type="string" table:style-name="ce24">
            <text:p>ajouterTest16</text:p>
          </table:table-cell>
          <table:table-cell office:value-type="string" table:style-name="ce24">
            <text:p>container = new Conteneur(2)</text:p>
            <text:p>C = null</text:p>
            <text:p>O = null</text:p>
          </table:table-cell>
          <table:table-cell office:value-type="string" table:style-name="ce24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2" table:style-name="ce14"/>
          <table:table-cell table:number-columns-repeated="2" table:style-name="ce25"/>
          <table:table-cell table:number-columns-repeated="2" table:style-name="ce1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style-name="ce14"/>
          <table:table-cell office:value-type="string" table:style-name="ce19">
            <text:p>Test17</text:p>
          </table:table-cell>
          <table:table-cell office:value-type="string" table:style-name="ce21">
            <text:p>Exception</text:p>
          </table:table-cell>
          <table:table-cell office:value-type="string" table:style-name="ce21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17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17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réussit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17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2" table:style-name="ce14"/>
          <table:table-cell table:style-name="ce25"/>
          <table:table-cell table:number-columns-repeated="3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not full</text:p>
          </table:table-cell>
          <table:covered-table-cell/>
          <table:table-cell table:style-name="ce14"/>
          <table:table-cell office:value-type="string" table:style-name="ce19">
            <text:p>Test18</text:p>
          </table:table-cell>
          <table:table-cell office:value-type="string" table:style-name="ce21">
            <text:p>Exception</text:p>
          </table:table-cell>
          <table:table-cell office:value-type="string" table:style-name="ce21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18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18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réussit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18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style-name="ce14"/>
          <table:table-cell office:value-type="string" table:style-name="ce19">
            <text:p>Test19</text:p>
          </table:table-cell>
          <table:table-cell office:value-type="string" table:style-name="ce21">
            <text:p>Exception</text:p>
          </table:table-cell>
          <table:table-cell office:value-type="string" table:style-name="ce21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19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19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réussit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19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style-name="ce14"/>
          <table:table-cell office:value-type="string" table:style-name="ce19">
            <text:p>Test20</text:p>
          </table:table-cell>
          <table:table-cell office:value-type="string" table:style-name="ce21">
            <text:p>DebordementConteneur</text:p>
          </table:table-cell>
          <table:table-cell office:value-type="string" table:style-name="ce21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20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20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réussit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20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table-cell office:value-type="string" table:number-columns-spanned="1" table:number-rows-spanned="5" table:style-name="ce30">
            <text:p>Test5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6" table:style-name="ce14"/>
          <table:table-cell office:value-type="string" table:number-columns-spanned="1" table:number-rows-spanned="5" table:style-name="ce30">
            <text:p>Test5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style-name="ce14"/>
          <table:table-cell office:value-type="string" table:style-name="ce19">
            <text:p>Test21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21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21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21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style-name="ce14"/>
          <table:table-cell office:value-type="string" table:style-name="ce19">
            <text:p>Test22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22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22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22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style-name="ce14"/>
          <table:table-cell office:value-type="string" table:style-name="ce19">
            <text:p>Test23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23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23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23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style-name="ce14"/>
          <table:table-cell office:value-type="string" table:style-name="ce19">
            <text:p>Test24</text:p>
          </table:table-cell>
          <table:table-cell office:value-type="string" table:style-name="ce22">
            <text:p>void + old couple replace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24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24</text:p>
          </table:table-cell>
          <table:table-cell office:value-type="string" table:style-name="ce24">
            <text:p>Void + old couple replaced</text:p>
          </table:table-cell>
          <table:table-cell office:value-type="string" table:style-name="ce24">
            <text:p>échoué</text:p>
          </table:table-cell>
          <table:table-cell office:value-type="string" table:style-name="ce24">
            <text:p>testAjouter</text:p>
          </table:table-cell>
          <table:table-cell office:value-type="string" table:style-name="ce24">
            <text:p>ajouterTest24</text:p>
          </table:table-cell>
          <table:table-cell office:value-type="string" table:style-name="ce24">
            <text:p>container = new Conteneur(2)</text:p>
            <text:p>C = null</text:p>
            <text:p>O = null</text:p>
          </table:table-cell>
          <table:table-cell office:value-type="string" table:style-name="ce24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style-name="ce14"/>
          <table:table-cell office:value-type="string" table:style-name="ce19">
            <text:p>Test25</text:p>
          </table:table-cell>
          <table:table-cell office:value-type="string" table:style-name="ce21">
            <text:p>Exception</text:p>
          </table:table-cell>
          <table:table-cell office:value-type="string" table:style-name="ce21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25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25</text:p>
          </table:table-cell>
          <table:table-cell office:value-type="string" table:style-name="ce24">
            <text:p>Exception</text:p>
          </table:table-cell>
          <table:table-cell office:value-type="string" table:style-name="ce24">
            <text:p>réussit</text:p>
          </table:table-cell>
          <table:table-cell office:value-type="string" table:style-name="ce24">
            <text:p>testAjouter</text:p>
          </table:table-cell>
          <table:table-cell office:value-type="string" table:style-name="ce24">
            <text:p>ajouterTest25</text:p>
          </table:table-cell>
          <table:table-cell office:value-type="string" table:style-name="ce24">
            <text:p>container = new Conteneur(2)</text:p>
            <text:p>C = null</text:p>
            <text:p>O = null</text:p>
          </table:table-cell>
          <table:table-cell office:value-type="string" table:style-name="ce24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table-cell office:value-type="string" table:number-columns-spanned="1" table:number-rows-spanned="5" table:style-name="ce30">
            <text:p>Test6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6" table:style-name="ce14"/>
          <table:table-cell office:value-type="string" table:number-columns-spanned="1" table:number-rows-spanned="5" table:style-name="ce30">
            <text:p>Test6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style-name="ce14"/>
          <table:table-cell office:value-type="string" table:style-name="ce19">
            <text:p>Test26</text:p>
          </table:table-cell>
          <table:table-cell office:value-type="string" table:style-name="ce21">
            <text:p>Exception</text:p>
          </table:table-cell>
          <table:table-cell office:value-type="string" table:style-name="ce21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26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26</text:p>
          </table:table-cell>
          <table:table-cell office:value-type="string" table:style-name="ce24">
            <text:p>Exception</text:p>
          </table:table-cell>
          <table:table-cell office:value-type="string" table:style-name="ce24">
            <text:p>réussit</text:p>
          </table:table-cell>
          <table:table-cell office:value-type="string" table:style-name="ce24">
            <text:p>testAjouter</text:p>
          </table:table-cell>
          <table:table-cell office:value-type="string" table:style-name="ce24">
            <text:p>ajouterTest26</text:p>
          </table:table-cell>
          <table:table-cell office:value-type="string" table:style-name="ce24">
            <text:p>container = new Conteneur(2)</text:p>
            <text:p>C = null</text:p>
            <text:p>O = null</text:p>
          </table:table-cell>
          <table:table-cell office:value-type="string" table:style-name="ce24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2"/>
          <table:table-cell table:style-name="ce14"/>
          <table:table-cell table:style-name="ce3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style-name="ce14"/>
          <table:table-cell office:value-type="string" table:style-name="ce19">
            <text:p>Test27</text:p>
          </table:table-cell>
          <table:table-cell office:value-type="string" table:style-name="ce21">
            <text:p>Exception</text:p>
          </table:table-cell>
          <table:table-cell office:value-type="string" table:style-name="ce21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27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27</text:p>
          </table:table-cell>
          <table:table-cell office:value-type="string" table:style-name="ce24">
            <text:p>Exception</text:p>
          </table:table-cell>
          <table:table-cell office:value-type="string" table:style-name="ce24">
            <text:p>réussit</text:p>
          </table:table-cell>
          <table:table-cell office:value-type="string" table:style-name="ce24">
            <text:p>testAjouter</text:p>
          </table:table-cell>
          <table:table-cell office:value-type="string" table:style-name="ce24">
            <text:p>ajouterTest27</text:p>
          </table:table-cell>
          <table:table-cell office:value-type="string" table:style-name="ce24">
            <text:p>container = new Conteneur(2)</text:p>
            <text:p>C = null</text:p>
            <text:p>O = null</text:p>
          </table:table-cell>
          <table:table-cell office:value-type="string" table:style-name="ce24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4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not full</text:p>
          </table:table-cell>
          <table:covered-table-cell/>
          <table:table-cell table:style-name="ce14"/>
          <table:table-cell office:value-type="string" table:style-name="ce19">
            <text:p>Test28</text:p>
          </table:table-cell>
          <table:table-cell office:value-type="string" table:style-name="ce21">
            <text:p>DebordementConteneur</text:p>
          </table:table-cell>
          <table:table-cell office:value-type="string" table:style-name="ce21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28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28</text:p>
          </table:table-cell>
          <table:table-cell office:value-type="string" table:style-name="ce24">
            <text:p>DebordementConteneur</text:p>
          </table:table-cell>
          <table:table-cell office:value-type="string" table:style-name="ce24">
            <text:p>réussit</text:p>
          </table:table-cell>
          <table:table-cell office:value-type="string" table:style-name="ce24">
            <text:p>testAjouter</text:p>
          </table:table-cell>
          <table:table-cell office:value-type="string" table:style-name="ce24">
            <text:p>ajouterTest28</text:p>
          </table:table-cell>
          <table:table-cell office:value-type="string" table:style-name="ce24">
            <text:p>container = new Conteneur(2)</text:p>
            <text:p>C = null</text:p>
            <text:p>O = null</text:p>
          </table:table-cell>
          <table:table-cell office:value-type="string" table:style-name="ce24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style-name="ce14"/>
          <table:table-cell office:value-type="string" table:style-name="ce19">
            <text:p>Test29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29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29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29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style-name="ce14"/>
          <table:table-cell office:value-type="string" table:style-name="ce19">
            <text:p>Test30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30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30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30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4"/>
          <table:table-cell office:value-type="string" table:number-columns-spanned="1" table:number-rows-spanned="5" table:style-name="ce30">
            <text:p>Test7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6" table:style-name="ce14"/>
          <table:table-cell office:value-type="string" table:number-columns-spanned="1" table:number-rows-spanned="5" table:style-name="ce30">
            <text:p>Test7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style-name="ce14"/>
          <table:table-cell office:value-type="string" table:style-name="ce19">
            <text:p>Test31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31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31</text:p>
          </table:table-cell>
          <table:table-cell office:value-type="string" table:style-name="ce22">
            <text:p>Void</text:p>
          </table:table-cell>
          <table:table-cell office:value-type="string" table:style-name="ce22">
            <text:p>échoué</text:p>
          </table:table-cell>
          <table:table-cell office:value-type="string" table:style-name="ce22">
            <text:p>testAjouter</text:p>
          </table:table-cell>
          <table:table-cell office:value-type="string" table:style-name="ce22">
            <text:p>ajouterTest31</text:p>
          </table:table-cell>
          <table:table-cell office:value-type="string" table:style-name="ce22">
            <text:p>container = new Conteneur(2)</text:p>
            <text:p>C = null</text:p>
            <text:p>O = null</text:p>
          </table:table-cell>
          <table:table-cell office:value-type="string" table:style-name="ce22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5">
          <table:table-cell table:number-columns-repeated="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style-name="ce14"/>
          <table:table-cell office:value-type="string" table:style-name="ce19">
            <text:p>Test32</text:p>
          </table:table-cell>
          <table:table-cell office:value-type="string" table:style-name="ce21">
            <text:p>void</text:p>
          </table:table-cell>
          <table:table-cell office:value-type="string" table:style-name="ce21">
            <text:p>réussit</text:p>
          </table:table-cell>
          <table:table-cell office:value-type="string" table:style-name="ce21">
            <text:p>testAjouter</text:p>
          </table:table-cell>
          <table:table-cell office:value-type="string" table:style-name="ce21">
            <text:p>ajouterTest32</text:p>
          </table:table-cell>
          <table:table-cell office:value-type="string" table:style-name="ce21">
            <text:p>container = new Conteneur(2)</text:p>
            <text:p>C = null</text:p>
            <text:p>O = null</text:p>
          </table:table-cell>
          <table:table-cell office:value-type="string" table:style-name="ce21">
            <text:p>container = null</text:p>
            <text:p>C = null</text:p>
            <text:p>O = null</text:p>
          </table:table-cell>
          <table:table-cell table:style-name="ce14"/>
          <table:table-cell office:value-type="string" table:style-name="ce19">
            <text:p>Test32</text:p>
          </table:table-cell>
          <table:table-cell office:value-type="string" table:style-name="ce24">
            <text:p>Void</text:p>
          </table:table-cell>
          <table:table-cell office:value-type="string" table:style-name="ce24">
            <text:p>réussit</text:p>
          </table:table-cell>
          <table:table-cell office:value-type="string" table:style-name="ce24">
            <text:p>testAjouter</text:p>
          </table:table-cell>
          <table:table-cell office:value-type="string" table:style-name="ce24">
            <text:p>ajouterTest32</text:p>
          </table:table-cell>
          <table:table-cell office:value-type="string" table:style-name="ce24">
            <text:p>container = new Conteneur(2)</text:p>
            <text:p>C = null</text:p>
            <text:p>O = null</text:p>
          </table:table-cell>
          <table:table-cell office:value-type="string" table:style-name="ce24">
            <text:p>container = null</text:p>
            <text:p>C = null</text:p>
            <text:p>O = null</text:p>
          </table:table-cell>
          <table:table-cell table:number-columns-repeated="989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7">
          <table:table-cell table:number-columns-repeated="4"/>
          <table:table-cell office:value-type="string" table:number-columns-spanned="1" table:number-rows-spanned="5" table:style-name="ce30">
            <text:p>Test8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Void + old couple replaced</text:p>
          </table:table-cell>
          <table:table-cell table:number-columns-repeated="6" table:style-name="ce14"/>
          <table:table-cell office:value-type="string" table:number-columns-spanned="1" table:number-rows-spanned="5" table:style-name="ce30">
            <text:p>Test8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void<text:s/></text:p>
          </table:table-cell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not f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9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6" table:style-name="ce14"/>
          <table:table-cell office:value-type="string" table:number-columns-spanned="1" table:number-rows-spanned="5" table:style-name="ce30">
            <text:p>Test9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10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6" table:style-name="ce14"/>
          <table:table-cell office:value-type="string" table:number-columns-spanned="1" table:number-rows-spanned="5" table:style-name="ce30">
            <text:p>Test10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not f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11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6" table:style-name="ce14"/>
          <table:table-cell office:value-type="string" table:number-columns-spanned="1" table:number-rows-spanned="5" table:style-name="ce30">
            <text:p>Test11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7">
          <table:table-cell table:number-columns-repeated="4"/>
          <table:table-cell office:value-type="string" table:number-columns-spanned="1" table:number-rows-spanned="5" table:style-name="ce30">
            <text:p>Test12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DebordementConteneur</text:p>
          </table:table-cell>
          <table:table-cell table:number-columns-repeated="6" table:style-name="ce14"/>
          <table:table-cell office:value-type="string" table:number-columns-spanned="1" table:number-rows-spanned="5" table:style-name="ce30">
            <text:p>Test12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not f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13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6" table:style-name="ce14"/>
          <table:table-cell office:value-type="string" table:number-columns-spanned="1" table:number-rows-spanned="5" table:style-name="ce30">
            <text:p>Test13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14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6" table:style-name="ce14"/>
          <table:table-cell office:value-type="string" table:number-columns-spanned="1" table:number-rows-spanned="5" table:style-name="ce30">
            <text:p>Test14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not f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15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6" table:style-name="ce14"/>
          <table:table-cell office:value-type="string" table:number-columns-spanned="1" table:number-rows-spanned="5" table:style-name="ce30">
            <text:p>Test15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16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Void</text:p>
          </table:table-cell>
          <table:table-cell table:number-columns-repeated="6" table:style-name="ce14"/>
          <table:table-cell office:value-type="string" table:number-columns-spanned="1" table:number-rows-spanned="5" table:style-name="ce30">
            <text:p>Test16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void</text:p>
          </table:table-cell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not full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already in container</text:p>
          </table:table-cell>
          <table:covered-table-cell/>
          <table:table-cell table:number-columns-repeated="6" table:style-name="ce1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0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17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18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7">
          <table:table-cell table:number-columns-repeated="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19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7">
          <table:table-cell table:number-columns-repeated="4"/>
          <table:table-cell office:value-type="string" table:number-columns-spanned="1" table:number-rows-spanned="5" table:style-name="ce30">
            <text:p>Test20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DebordementConteneur</text:p>
          </table:table-cell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21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22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23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7">
          <table:table-cell table:number-columns-repeated="4"/>
          <table:table-cell office:value-type="string" table:number-columns-spanned="1" table:number-rows-spanned="5" table:style-name="ce30">
            <text:p>Test24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Void + old couple replaced</text:p>
          </table:table-cell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already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25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26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1015" table:style-name="ce14"/>
          <table:table-cell table:number-columns-repeated="15361" table:style-name="ce1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16" table:style-name="ce14"/>
          <table:table-cell table:number-columns-repeated="15360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6" table:style-name="ce14"/>
          <table:table-cell table:number-columns-repeated="15360"/>
        </table:table-row>
        <table:table-row table:style-name="ro6">
          <table:table-cell table:number-columns-repeated="4"/>
          <table:table-cell office:value-type="string" table:number-columns-spanned="1" table:number-rows-spanned="5" table:style-name="ce30">
            <text:p>Test27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16" table:style-name="ce14"/>
          <table:table-cell table:number-columns-repeated="15360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1016" table:style-name="ce14"/>
          <table:table-cell table:number-columns-repeated="15360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1016" table:style-name="ce14"/>
          <table:table-cell table:number-columns-repeated="15360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16" table:style-name="ce14"/>
          <table:table-cell table:number-columns-repeated="15360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6" table:style-name="ce14"/>
          <table:table-cell table:number-columns-repeated="15360"/>
        </table:table-row>
        <table:table-row table:style-name="ro7">
          <table:table-cell table:number-columns-repeated="4"/>
          <table:table-cell office:value-type="string" table:number-columns-spanned="1" table:number-rows-spanned="5" table:style-name="ce30">
            <text:p>Test28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DebordementConteneur</text:p>
          </table:table-cell>
          <table:table-cell table:number-columns-repeated="1016" table:style-name="ce14"/>
          <table:table-cell table:number-columns-repeated="15360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1016" table:style-name="ce14"/>
          <table:table-cell table:number-columns-repeated="15360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3_2</text:p>
          </table:table-cell>
          <table:table-cell office:value-type="string" table:style-name="ce23">
            <text:p>Container full</text:p>
          </table:table-cell>
          <table:covered-table-cell/>
          <table:table-cell table:number-columns-repeated="1016" table:style-name="ce14"/>
          <table:table-cell table:number-columns-repeated="15360"/>
        </table:table-row>
        <table:table-row table:style-name="ro6">
          <table:table-cell table:number-columns-repeated="4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16" table:style-name="ce14"/>
          <table:table-cell table:number-columns-repeated="15360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6" table:style-name="ce14"/>
          <table:table-cell table:number-columns-repeated="15360"/>
        </table:table-row>
        <table:table-row table:style-name="ro6">
          <table:table-cell table:number-columns-repeated="3" table:style-name="ce14"/>
          <table:table-cell table:style-name="ce3"/>
          <table:table-cell office:value-type="string" table:number-columns-spanned="1" table:number-rows-spanned="5" table:style-name="ce30">
            <text:p>Test29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table-cell office:value-type="string" table:number-columns-spanned="1" table:number-rows-spanned="5" table:style-name="ce30">
            <text:p>Test30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2_3</text:p>
          </table:table-cell>
          <table:table-cell office:value-type="string" table:style-name="ce17">
            <text:p>Object O = null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table-cell office:value-type="string" table:number-columns-spanned="1" table:number-rows-spanned="5" table:style-name="ce30">
            <text:p>Test31</text:p>
          </table:table-cell>
          <table:table-cell office:value-type="string" table:style-name="ce16">
            <text:p>Partition1_3</text:p>
          </table:table-cell>
          <table:table-cell office:value-type="string" table:style-name="ce17">
            <text:p>Object C = null</text:p>
          </table:table-cell>
          <table:table-cell office:value-type="string" table:number-columns-spanned="1" table:number-rows-spanned="5" table:style-name="ce31">
            <text:p>Exception</text:p>
          </table:table-cell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table-cell office:value-type="string" table:number-columns-spanned="1" table:number-rows-spanned="5" table:style-name="ce30">
            <text:p>Test32</text:p>
          </table:table-cell>
          <table:table-cell office:value-type="string" table:style-name="ce16">
            <text:p>Partition1_1</text:p>
          </table:table-cell>
          <table:table-cell office:value-type="string" table:style-name="ce16">
            <text:p>Object C != null</text:p>
          </table:table-cell>
          <table:table-cell office:value-type="string" table:number-columns-spanned="1" table:number-rows-spanned="5" table:style-name="ce31">
            <text:p>Void</text:p>
          </table:table-cell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2_1</text:p>
          </table:table-cell>
          <table:table-cell office:value-type="string" table:style-name="ce16">
            <text:p>Object O != null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3_1</text:p>
          </table:table-cell>
          <table:table-cell office:value-type="string" table:style-name="ce16">
            <text:p>Container not full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1_4</text:p>
          </table:table-cell>
          <table:table-cell office:value-type="string" table:style-name="ce16">
            <text:p>Object C not in container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6">
          <table:table-cell table:number-columns-repeated="3" table:style-name="ce14"/>
          <table:table-cell table:style-name="ce3"/>
          <table:covered-table-cell/>
          <table:table-cell office:value-type="string" table:style-name="ce16">
            <text:p>Partition2_4</text:p>
          </table:table-cell>
          <table:table-cell office:value-type="string" table:style-name="ce16">
            <text:p>Object O not in container</text:p>
          </table:table-cell>
          <table:covered-table-cell/>
          <table:table-cell table:number-columns-repeated="1012" table:style-name="ce14"/>
          <table:table-cell table:number-columns-repeated="15364" table:style-name="ce1"/>
        </table:table-row>
        <table:table-row table:style-name="ro8">
          <table:table-cell table:number-columns-repeated="16384"/>
        </table:table-row>
        <table:table-row table:style-name="ro9">
          <table:table-cell table:style-name="ce6"/>
          <table:table-cell table:number-columns-repeated="2" table:style-name="ce14"/>
          <table:table-cell table:number-columns-repeated="4" table:style-name="ce3"/>
          <table:table-cell table:number-columns-repeated="1017" table:style-name="ce14"/>
          <table:table-cell table:number-columns-repeated="15360"/>
        </table:table-row>
        <table:table-row table:number-rows-repeated="104840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onospace" svg:font-family="Monospace"/>
    <style:font-face style:name="Arial" svg:font-family="Arial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0</meta:generator>
    <dc:creator>Microsoft Office User</dc:creator>
    <meta:creation-date>2021-11-13T22:19:01Z</meta:creation-date>
    <dc:date>2023-12-21T10:03:16Z</dc:date>
    <meta:editing-cycles>62</meta:editing-cycles>
    <meta:editing-duration>PT74862S</meta:editing-duration>
  </office:meta>
</office:document-meta>
</file>